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DO List Hippo CMS Docathon October 2008</text:h>
      <text:p text:style-name="Text_20_body"/>
      <text:h text:style-name="Heading_20_2" text:outline-level="2">Design</text:h>
      <text:h text:style-name="Heading_20_3" text:outline-level="3">Icons</text:h>
      <text:p text:style-name="Text_20_body">Create the standard icons of which the meaning is described in </text:p>
      <text:p text:style-name="Text_20_body"><text:s/><text:a xlink:type="simple" xlink:href="https://svn.hippocms.org/repos/hippo/hippo-documentation/ECM/trunk/src/site/xdoc/delve_into/docs">https://svn.hippocms.org/repos/hippo/hippodocumentation/ECM/trunk/src/site/xdoc/delve_into/docs/</text:a>doc_guidelines.xml</text:p>
      <text:h text:style-name="Heading_20_3" text:outline-level="3">Maven-skin</text:h>
      <text:p text:style-name="Text_20_body">Make design for new structurizing elements:</text:p>
      <text:p text:style-name="Text_20_body">In screen.css of maven-skin, some structurizing elements of the documentation are added. They have now just some markup that makes clear what is intended, but is not designed to look good. <text:s/>The intentions are described as comments in the file.</text:p>
      <text:p text:style-name="Text_20_body">The file is found at: https://svn.hippocms.org/repos/hippo/hippo-documentation/maven-skin/trunk/src/main/resources/css/screen.css</text:p>
      <text:h text:style-name="Heading_20_2" text:outline-level="2">About Hippo CMS</text:h>
      <text:h text:style-name="Heading_20_3" text:outline-level="3">Use Cases</text:h>
      <text:p text:style-name="Text_20_body">Examples of uses of Hippo CMS.</text:p>
      <text:h text:style-name="Heading_20_3" text:outline-level="3">Features</text:h>
      <text:p text:style-name="Text_20_body">What functionalities are available in Hippo CMS?</text:p>
      <text:h text:style-name="Heading_20_3" text:outline-level="3">Architecture</text:h>
      <text:p text:style-name="Text_20_body">What are the components of Hippo CMS and how do they interconnect?</text:p>
      <text:h text:style-name="Heading_20_2" text:outline-level="2">User Guide</text:h>
      <text:p text:style-name="Text_20_body"><text:span text:style-name="T1">→</text:span> Maybe flash movies should be used for the items below.</text:p>
      <text:p text:style-name="Text_20_body"><text:span text:style-name="T1">(</text:span>After discussion with Hendrik I decided to split the users in three different roles.) </text:p>
      <text:h text:style-name="Heading_20_3" text:outline-level="3">For Authors </text:h>
      <text:p text:style-name="Text_20_body">How to write and review documents and supply other content in Hippo CMS?</text:p>
      <text:p text:style-name="Heading"><text:soft-page-break/>Tour</text:p>
      <text:p text:style-name="Text_20_body">Example tour for authors.</text:p>
      <text:p text:style-name="Heading">Howto</text:p>
      <text:p text:style-name="Text_20_body">Dictionary for authors describing how to perform particular tasks.</text:p>
      <text:p text:style-name="Text_20_body"><text:span text:style-name="T1">→</text:span> A separate document for each task.</text:p>
      <text:p text:style-name="Text_20_body">Suggested tasks: Create a document, Upload content, Add an image to your document, Add a PDF to you document, Mark a document as ready for publication.</text:p>
      <text:p text:style-name="Heading">Dictionary</text:p>
      <text:p text:style-name="Text_20_body">Dictionary of concepts for authors of Hippo CMS.</text:p>
      <text:p text:style-name="Text_20_body"><text:span text:style-name="T1">→</text:span> A separate document for each concept.</text:p>
      <text:h text:style-name="Heading_20_3" text:outline-level="3">For Editors</text:h>
      <text:p text:style-name="Text_20_body">How to assign rights to add or change content and accept content.</text:p>
      <text:p text:style-name="Heading">Tour</text:p>
      <text:p text:style-name="Text_20_body">Example tour for editors.</text:p>
      <text:p text:style-name="Heading">Howto</text:p>
      <text:p text:style-name="Text_20_body">Dictionary for editors describing how to perform particular tasks.</text:p>
      <text:p text:style-name="Text_20_body"><text:span text:style-name="T1">→</text:span> A separate document for each task.</text:p>
      <text:p text:style-name="Text_20_body">Suggested tasks: Publish a document??.</text:p>
      <text:p text:style-name="Heading">Dictionary</text:p>
      <text:p text:style-name="Text_20_body">Dictionary of concepts for editors of Hippo CMS.</text:p>
      <text:p text:style-name="Text_20_body"><text:span text:style-name="T1">→</text:span> A separate document for each concept.</text:p>
      <text:p text:style-name="Text_20_body"/>
      <text:h text:style-name="Heading_20_3" text:outline-level="3">For Structurizers</text:h>
      <text:p text:style-name="Text_20_body">How to create documenttypes, which define the structure of documents and their relations.</text:p>
      <text:p text:style-name="Heading">Tour</text:p>
      <text:p text:style-name="Text_20_body">Example tour for structurizers.</text:p>
      <text:p text:style-name="Heading"><text:soft-page-break/>Howto</text:p>
      <text:p text:style-name="Text_20_body">Dictionary for structurizers describing how to perform particular tasks.</text:p>
      <text:p text:style-name="Text_20_body"><text:span text:style-name="T1">→</text:span> A separate document for each task.</text:p>
      <text:p text:style-name="Text_20_body">Suggested tasks: </text:p>
      <text:p text:style-name="Heading">Dictionary</text:p>
      <text:p text:style-name="Text_20_body">Dictionary of concepts for structurizers of Hippo CMS.</text:p>
      <text:p text:style-name="Text_20_body"><text:span text:style-name="T1">→</text:span> A separate document for each concep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Rita Bijlsma</meta:initial-creator>
    <meta:creation-date>2008-10-14T11:12:17</meta:creation-date>
    <dc:creator>Rita Bijlsma</dc:creator>
    <dc:date>2008-10-14T12:48:48</dc:date>
    <meta:editing-cycles>13</meta:editing-cycles>
    <meta:editing-duration>PT1H36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2" meta:word-count="346" meta:character-count="2186"/>
  </office:meta>
</office:document-meta>
</file>